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2-09-25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s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New tool online L1TBPTX (presentation today)</text:span></text:p>
              </text:list-item>
              <text:list-item>
                <text:p text:style-name="P2"><text:span text:style-name="T5">Splitting <text:s/>of L1T certification flag into too flags: L1TCalo and L1TMuon.</text:span></text:p>
                <text:list>
                  <text:list-item>
                    <text:p text:style-name="P2"><text:span text:style-name="T5">This was agreed with the central DQM and certification teams to reflect the fact that L1T actually can have problems that affect only Calo or Muon triggering.</text:span></text:p>
                  </text:list-item>
                </text:list>
              </text:list-item>
              <text:list-item>
                <text:p text:style-name="P2"><text:span text:style-name="T5">Update of the L1T Shifter instructions.</text:span></text:p>
                <text:list>
                  <text:list-item>
                    <text:p text:style-name="P2"><text:span text:style-name="T5">To reflect the split to too fla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New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 found on L1TOccupancy found</text:p>
                <text:list>
                  <text:list-item>
                    <text:p>Affected histograms that have masked bins/strips</text:p>
                  </text:list-item>
                  <text:list-item>
                    <text:p>The test will not run when masked bins are found</text:p>
                  </text:list-item>
                  <text:list-item>
                    <text:p>Currently affects the monitored DTTF Occupancy Plot.</text:p>
                  </text:list-item>
                  <text:list-item>
                    <text:p>Will be corrected and new tag deployed asap <text:tab/>including this.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 DQM on and after LS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scussion as started about the DQM role during and after LST.</text:p>
                <text:list>
                  <text:list-item>
                    <text:p>Using DQM as a central “plotting” service for development during LS1</text:p>
                    <text:list>
                      <text:list-item>
                        <text:p>Need for infrastructure at 904</text:p>
                      </text:list-item>
                    </text:list>
                  </text:list-item>
                  <text:list-item>
                    <text:p>Develop a system that would allow fast testing and integration for new parts into the final system</text:p>
                  </text:list-item>
                  <text:list-item>
                    <text:p>&lt;Your Ideas here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4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6M27S</meta:editing-duration>
    <meta:editing-cycles>85</meta:editing-cycles>
    <dc:date>2012-09-25T16:50:05</dc:date>
    <meta:generator>LibreOffice/3.5$Linux_X86_64 LibreOffice_project/350m1$Build-2</meta:generator>
    <meta:document-statistic meta:object-count="37"/>
  </office:meta>
</office:document-meta>
</file>